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4">
      <style:text-properties fo:font-style="normal" style:font-style-asian="normal" style:font-style-complex="normal"/>
    </style:style>
    <style:style style:name="P9" style:family="paragraph" style:parent-style-name="ENS_5f_default" style:list-style-name="L6">
      <style:text-properties fo:font-style="normal" style:font-style-asian="normal" style:font-style-complex="normal"/>
    </style:style>
    <style:style style:name="P10" style:family="paragraph" style:parent-style-name="ENS_5f_default" style:list-style-name="L5"/>
    <style:style style:name="P11" style:family="paragraph" style:parent-style-name="ENS_5f_default" style:list-style-name="L6"/>
    <style:style style:name="P12" style:family="paragraph" style:parent-style-name="ENS_5f_default" style:list-style-name="L6">
      <style:text-properties fo:font-style="italic" style:font-style-asian="italic" style:font-style-complex="italic"/>
    </style:style>
    <style:style style:name="P13" style:family="paragraph" style:parent-style-name="ENS_5f_default" style:list-style-name="L7"/>
    <style:style style:name="P14" style:family="paragraph" style:parent-style-name="Standard" style:list-style-name="L7"/>
    <style:style style:name="P15"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2778412167491167709" text:style-name="L1">
        <text:list-header>
          <text:p text:style-name="P15"><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6971322335446617605" text:style-name="L2">
        <text:list-item>
          <text:p text:style-name="P6">Modifiez le contenu du fichier ProjectTest.java pour qu'il soit identique au contenu disponible ici : </text:p>
          <text:p text:style-name="P6"><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6">Lancez les tests et constatez que certains tests ne passent plus.</text:p>
        </text:list-item>
        <text:list-item>
          <text:p text:style-name="P6">Modifiez le contenu de la classe Project <text:s/>pour que les tests passent de nouveau.</text:p>
        </text:list-item>
        <text:list-item>
          <text:p text:style-name="P6">Modifiez le contenu du fichier EntrepriseTest.java pour qu'il soit identique au contenu disponible ici :</text:p>
          <text:p text:style-name="P6"><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6">Lancez les tests et constatez que certains tests ne passent plus.</text:p>
        </text:list-item>
        <text:list-item>
          <text:p text:style-name="P6">Modifiez le contenu de la classe Enterprise pour expliciter la relation one-to-many de Enterprise vers Project de telle sorte que les tests passent de nouveau</text:p>
        </text:list-item>
        <text:list-item>
          <text:p text:style-name="P6">Modifiez le contenu du <text:s/>fichier EnterpriseProjectServiceIntegrationTest.java pour qu'il soit identique au contenu disponible ici :</text:p>
          <text:p text:style-name="P6"><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6">Lancez les tests et constatez que certains tests ne passent plus.</text:p>
        </text:list-item>
        <text:list-item>
          <text:p text:style-name="P6">Modifiez le contenu de la classe EnterpriseProjectService de telle sorte que les tests de la classe EnterpriseProjectServiceIntegrationTest passent de nouveau.</text:p>
        </text:list-item>
        <text:list-item>
          <text:p text:style-name="P6">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EnterpriseProjectService ; ce dernier doit donc proposer une méthode permettant de récupérer la liste des projets stockées en base.</text:p>
      <text:list xml:id="list9004385883252462097" text:style-name="L3">
        <text:list-item>
          <text:p text:style-name="P7">Modifiez le contenu du fichier EnterpriseProjectServiceIntegrationTest pour qu'il soit identique au fichier disponible ici :</text:p>
          <text:p text:style-name="P7"><text:a xlink:type="simple" xlink:href="https://gist.github.com/FranckSilvestre/db3cae57740c9f2c011b1206b750a4cd" text:style-name="Internet_20_link" text:visited-style-name="Visited_20_Internet_20_Link">https://gist.github.com/FranckSilvestre/db3cae57740c9f2c011b1206b750a4cd</text:a> </text:p>
        </text:list-item>
        <text:list-item>
          <text:p text:style-name="P7">Lancez les tests et constatez que certains tests ne passent plus.</text:p>
        </text:list-item>
        <text:list-item>
          <text:p text:style-name="P7">Effectuez les modification nécessaires dans votre projet pour que les tests passent de nouveau.</text:p>
        </text:list-item>
      </text:list>
      <text:p text:style-name="P4"><text:soft-page-break/>Afin de disposer de quelques projets au lancement de l'application nous allons mettre en place la création de quelques entreprises et projets au démarrage de l'application.</text:p>
      <text:list xml:id="list3106853400929586724" text:style-name="L4">
        <text:list-item>
          <text:p text:style-name="P8">Créez la <text:s/>classe Bootstrap et sa classe de test BootrapTest associée. La classe Bootstrap permettra le déclenchement de la créations de projets au lancement de l'application en s'appuyant sur un service d'initialisation incarné par la classe InitializationService. Créez la classe InitializationService. </text:p>
        </text:list-item>
        <text:list-item>
          <text:p text:style-name="P8">Modifiez le contenu des fichiers BootstrapTest.java et EnterpriseProjectServiceIntegrationTest.java pour qu'ils soient identiques aux fichiers disponibles ici :</text:p>
          <text:p text:style-name="P8"><text:a xlink:type="simple" xlink:href="https://gist.github.com/FranckSilvestre/abf597bf3248674bd536ad7e85ef4eb2" text:style-name="Internet_20_link" text:visited-style-name="Visited_20_Internet_20_Link">https://gist.github.com/FranckSilvestre/abf597bf3248674bd536ad7e85ef4eb2</text:a> </text:p>
          <text:p text:style-name="P8"><text:a xlink:type="simple" xlink:href="https://gist.github.com/FranckSilvestre/39bccd27aa7b198268ccf5d90134d346" text:style-name="Internet_20_link" text:visited-style-name="Visited_20_Internet_20_Link">https://gist.github.com/FranckSilvestre/39bccd27aa7b198268ccf5d90134d346</text:a> </text:p>
        </text:list-item>
        <text:list-item>
          <text:p text:style-name="P8">Lancez les tests et constatez que certains tests ne passent plus.</text:p>
        </text:list-item>
        <text:list-item>
          <text:p text:style-name="P8">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7990424938330003824" text:style-name="L5">
        <text:list-item>
          <text:p text:style-name="P10">Modifiez le fichier InitializationService.java de telle sorte que l'insertion du dernier projet échoue lors de l'appel de la méthode initProjects(). Par exemple, affectez au projet un titre vide ou <text:s/>« null ».</text:p>
          <text:p text:style-name="P10">Lancez (ou relancez) <text:s/>le test « <text:span text:style-name="T7">testFindAllProjectsFromInitialization</text:span> » de la classe <text:span text:style-name="T6">EnterpriseProjectServiceIntegrationTest</text:span> et vérifiez que 2 projets apparaissent dans la liste des projets au lieu des 3 attendus.</text:p>
        </text:list-item>
        <text:list-item>
          <text:p text:style-name="P10">Annotez la classe InitializationService de l'annotation <text:span text:style-name="T7">org.springframework.transaction.annotation.Transactional</text:span>.</text:p>
          <text:p text:style-name="P10">Lancez (ou relancez) <text:s/>le test « <text:span text:style-name="T7">testFindAllProjectsFromInitialization</text:span> » de la classe <text:span text:style-name="T6">EnterpriseProjectServiceIntegrationTest</text:span>.</text:p>
          <text:p text:style-name="P10">Combien de projets ont été créés ? Justifiez la réponse. </text:p>
        </text:list-item>
      </text:list>
      <text:p text:style-name="ENS_5f_default"/>
      <text:p text:style-name="ENS_5f_Titre_20_exercice">4 - <text:s/>Création du RESTful contrôleur</text:p>
      <text:p text:style-name="ENS_5f_default"/>
      <text:list xml:id="list6608314457589278212" text:style-name="L6">
        <text:list-item>
          <text:p text:style-name="P11">Créez la classe ProjectController. Annotez la classe de l'annotation</text:p>
          <text:p text:style-name="P12">org.springframework.web.bind.annotation.RestController.</text:p>
          <text:p text:style-name="P9">Créez les deux classes de tests ProjectControllerTest et ProjectControllerIntegrationTest. Modifiez les contenus de ces deux classes pour qu'ils correspondent aux contenus disponibles en ligne :</text:p>
          <text:p text:style-name="P9"><text:a xlink:type="simple" xlink:href="https://gist.github.com/FranckSilvestre/c6e0e7b23d85ca9633a89ec14c262d23" text:style-name="Internet_20_link" text:visited-style-name="Visited_20_Internet_20_Link">https://gist.github.com/FranckSilvestre/c6e0e7b23d85ca9633a89ec14c262d23</text:a> </text:p>
          <text:p text:style-name="P9"><text:a xlink:type="simple" xlink:href="https://gist.github.com/FranckSilvestre/3c9e08529970e1bfb8de5e399f5fbbb5" text:style-name="Internet_20_link" text:visited-style-name="Visited_20_Internet_20_Link">https://gist.github.com/FranckSilvestre/3c9e08529970e1bfb8de5e399f5fbbb5</text:a> </text:p>
        </text:list-item>
        <text:list-item>
          <text:p text:style-name="P9">Lancez les tests et constatez que certains tests ne passent plus.</text:p>
        </text:list-item>
        <text:list-item>
          <text:p text:style-name="P9">Modifiez votre projet de telle sorte que les tests passent de nouveau.</text:p>
        </text:list-item>
        <text:list-item>
          <text:p text:style-name="P9">Lancez l'application et rendez vous sur l'URL suivante :</text:p>
          <text:p text:style-name="P11"><text:a xlink:type="simple" xlink:href="http://localhost:8080/projectsWithEnterprises" text:style-name="Internet_20_link" text:visited-style-name="Visited_20_Internet_20_Link"><text:span text:style-name="T6">http://localhost:8080/projectsWithEnterprises</text:span></text:a></text:p>
          <text:p text:style-name="P11"><text:span text:style-name="T6">Vérifiez que le contenu Json obtenu présente bien les 3 projets et leur entreprise associée.</text:span></text:p>
        </text:list-item>
      </text:list>
      <text:p text:style-name="ENS_5f_default"><text:soft-page-break/></text:p>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4518728419096803803" text:style-name="L7">
        <text:list-item>
          <text:p text:style-name="P13">Dans le fichier application.properties (dans le dossier src/main/resources), ajoutez la ligne suivante :</text:p>
          <text:p text:style-name="P14">logging.level.org.hibernate.SQL=DEBUG</text:p>
        </text:list-item>
        <text:list-item>
          <text:p text:style-name="P13">Relancez l'application et observez le contenu de la console lorsque vous accéder à l'URL <text:a xlink:type="simple" xlink:href="http://localhost:8080/projectsWithEnterprises" text:style-name="Internet_20_link" text:visited-style-name="Visited_20_Internet_20_Link">http://localhost:8080/projectsWithEnterprises</text:a><text:span text:style-name="T6">.</text:span> La console affiche maintenant le Sql généré par Hibernate pour chaque requête.</text:p>
          <text:p text:style-name="P13">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3">Modifiez l'application de telle sorte qu'une seule requête soit exécutée lors de l'accès à l'URL <text:a xlink:type="simple" xlink:href="http://localhost:8080/projectsWithEnterprises" text:style-name="Internet_20_link" text:visited-style-name="Visited_20_Internet_20_Link">http://localhost:8080/projectsWithEnterprises</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5H43M59S</meta:editing-duration>
    <meta:editing-cycles>174</meta:editing-cycles>
    <meta:generator>OpenOffice/4.1.3$Unix OpenOffice.org_project/413m1$Build-9783</meta:generator>
    <meta:initial-creator>Franck Silvestre</meta:initial-creator>
    <dc:date>2017-10-06T15:51:21</dc:date>
    <dc:creator>Franck Silvestre</dc:creator>
    <meta:document-statistic meta:table-count="1" meta:image-count="2" meta:object-count="0" meta:page-count="3" meta:paragraph-count="60" meta:word-count="857" meta:character-count="6392"/>
  </office:meta>
</office:document-meta>
</file>